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300000040C448F4EF7DBE45C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PA P明朝" svg:font-family="'IPA P明朝'"/>
    <style:font-face style:name="Noto Serif" svg:font-family="'Noto Serif'" style:font-family-generic="roman"/>
    <style:font-face style:name="FreeSans1" svg:font-family="FreeSans" style:font-family-generic="swiss"/>
    <style:font-face style:name="IPAゴシック" svg:font-family="IPAゴシック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31d87" officeooo:paragraph-rsid="00131d87"/>
    </style:style>
    <style:style style:name="P2" style:family="paragraph" style:parent-style-name="Text_20_body" style:list-style-name="L1">
      <style:text-properties officeooo:rsid="00131d87" officeooo:paragraph-rsid="00131d87"/>
    </style:style>
    <style:style style:name="P3" style:family="paragraph" style:parent-style-name="Text_20_body">
      <style:text-properties officeooo:rsid="001ad2b2" officeooo:paragraph-rsid="001ad2b2"/>
    </style:style>
    <style:style style:name="P4" style:family="paragraph" style:parent-style-name="Text_20_body">
      <style:text-properties officeooo:rsid="0021ebc6" officeooo:paragraph-rsid="0021ebc6"/>
    </style:style>
    <style:style style:name="P5" style:family="paragraph" style:parent-style-name="Text_20_body" style:list-style-name="L1">
      <style:text-properties officeooo:rsid="0024cf28" officeooo:paragraph-rsid="0024cf28"/>
    </style:style>
    <style:style style:name="P6" style:family="paragraph" style:parent-style-name="Text_20_body">
      <style:text-properties officeooo:rsid="00273039" officeooo:paragraph-rsid="00273039"/>
    </style:style>
    <style:style style:name="P7" style:family="paragraph" style:parent-style-name="Text_20_body">
      <style:text-properties style:font-name="IPAゴシック" officeooo:rsid="00273039" officeooo:paragraph-rsid="00273039"/>
    </style:style>
    <style:style style:name="P8" style:family="paragraph" style:parent-style-name="Heading_20_2">
      <style:text-properties officeooo:rsid="00273039" officeooo:paragraph-rsid="00273039"/>
    </style:style>
    <style:style style:name="P9" style:family="paragraph" style:parent-style-name="Heading_20_1">
      <style:text-properties officeooo:rsid="00131d87" officeooo:paragraph-rsid="00131d87"/>
    </style:style>
    <style:style style:name="P10" style:family="paragraph" style:parent-style-name="Frame_20_contents">
      <style:text-properties fo:font-size="10.5pt" style:font-size-asian="10.5pt" style:font-size-complex="12pt"/>
    </style:style>
    <style:style style:name="P11" style:family="paragraph" style:parent-style-name="Frame_20_contents">
      <style:text-properties fo:font-size="10.5pt" officeooo:rsid="0014e167" officeooo:paragraph-rsid="0014e167" style:font-size-asian="10.5pt" style:font-size-complex="12pt"/>
    </style:style>
    <style:style style:name="P12" style:family="paragraph" style:parent-style-name="Frame_20_contents">
      <style:text-properties fo:font-size="10.5pt" officeooo:rsid="0022e2f2" officeooo:paragraph-rsid="0022e2f2" style:font-size-asian="10.5pt" style:font-size-complex="12pt"/>
    </style:style>
    <style:style style:name="P13" style:family="paragraph" style:parent-style-name="Frame_20_contents">
      <style:text-properties officeooo:rsid="0022e2f2" officeooo:paragraph-rsid="0022e2f2"/>
    </style:style>
    <style:style style:name="T1" style:family="text">
      <style:text-properties officeooo:rsid="00131d87"/>
    </style:style>
    <style:style style:name="T2" style:family="text">
      <style:text-properties officeooo:rsid="0016c0c2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8bfc3" style:font-size-asian="12pt" style:font-size-complex="12pt"/>
    </style:style>
    <style:style style:name="T5" style:family="text">
      <style:text-properties officeooo:rsid="0018bfc3"/>
    </style:style>
    <style:style style:name="T6" style:family="text">
      <style:text-properties officeooo:rsid="0021ebc6"/>
    </style:style>
    <style:style style:name="T7" style:family="text">
      <style:text-properties officeooo:rsid="0022e2f2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officeooo:rsid="0024cf28"/>
    </style:style>
    <style:style style:name="T11" style:family="text">
      <style:text-properties officeooo:rsid="0025c37f"/>
    </style:style>
    <style:style style:name="T12" style:family="text">
      <style:text-properties style:font-name="IPAゴシック"/>
    </style:style>
    <style:style style:name="T13" style:family="text">
      <style:text-properties style:font-name="IPAゴシック" officeooo:rsid="0025c37f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officeooo:rsid="0028005a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ragraph" style:horizontal-pos="from-left" style:horizontal-rel="paragraph" fo:padding="0mm" fo:border="0.06pt solid #000000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mm" fo:border="0.06pt solid #000000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mm" fo:border="0.06pt solid #000000">
        <style:columns fo:column-count="1" fo:column-gap="0mm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/>
    </style:style>
    <style:style style:name="fr5" style:family="graphic" style:parent-style-name="Frame">
      <style:graphic-properties style:vertical-pos="from-top" style:vertical-rel="frame" style:horizontal-pos="from-left" style:horizontal-rel="page"/>
    </style:style>
    <style:style style:name="fr6" style:family="graphic" style:parent-style-name="Frame">
      <style:graphic-properties style:vertical-pos="from-top" style:vertical-rel="paragraph" style:horizontal-pos="from-left" style:horizontal-rel="paragraph" fo:padding="0mm" fo:border="0.06pt solid #000000" draw:textarea-vertical-align="bottom">
        <style:columns fo:column-count="1" fo:column-gap="0mm"/>
      </style:graphic-properties>
    </style:style>
    <style:style style:name="fr7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49mm" fo:border="0.06pt solid #000000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bcdefg hijklmn opqrstu" text:name="field"/>
      </text:user-field-decls>
      <text:h text:style-name="P9" text:outline-level="1">TextFrameのはみ出し調整テスト</text:h>
      <text:p text:style-name="P4">帳票などで、固定の領域に差し込みを行う場合、フレーム&gt;枠(TextFrame)を使って領域を作成し、枠の中に差し込みフィールドを配置する。枠のプロパティで<text:span text:style-name="T7">、幅と高さの自動調整をオフにしておく事で、固定領域とできる。</text:span>この際、<text:span text:style-name="T1">枠(TextFrame)の「説明」に spillfix と</text:span>いう文字<text:span text:style-name="T1">が含まれているものがあった場合、中身のテキストの大きさをフォントサイズを小さくして</text:span>いき、はみ出さないように調整する。コマンド実行時に<text:span text:style-name="T11">、</text:span><text:span text:style-name="T13">--experimental-spillfix 1 または 2</text:span><text:span text:style-name="T11"> を指定する必要がある。</text:span></text:p>
      <text:p text:style-name="P3">現時点で、TextFrame内のテキストの一部に対して文字の大きさが指定されていても、一度はみ出し調整をしてしまった後で元に戻せな<text:span text:style-name="T6">いため、使い方に注意が必要。</text:span></text:p>
      <text:p text:style-name="P4"><draw:frame draw:style-name="fr2" draw:name="example,after" text:anchor-type="paragraph" svg:x="149.93mm" svg:y="0.19mm" svg:width="23.51mm" draw:z-index="10"><draw:text-box fo:min-height="0mm"><text:p text:style-name="P12">見出し: 内容</text:p></draw:text-box></draw:frame><draw:frame draw:style-name="fr6" draw:name="example" text:anchor-type="paragraph" svg:x="0.65mm" svg:y="0.11mm" svg:width="23.51mm" svg:height="4.99mm" draw:z-index="11"><draw:text-box><text:p text:style-name="P13"><text:span text:style-name="T14">見出し</text:span><text:span text:style-name="T8">:</text:span> <text:span text:style-name="T9">内容</text:span></text:p></draw:text-box></draw:frame>このよ<text:span text:style-name="T7">うな枠内のテキストが、はみ出し調整有効だと、右ように同じ大きさのフォントになってしまう。</text:span></text:p>
      <text:p text:style-name="P4">Ad-Hocな方法ではみ出しがあるかチェックするので、あまり信頼できない。<text:span text:style-name="T7">TextFrameの右側、左側に余白がないと、おそらく動作しない。</text:span>枠<text:span text:style-name="T10">(TextFrame)専用の方法ではみ出しを調べるので、表のセルなどにでは使えない。ただし表のセルに埋め込まれた枠を、はみ出し調整の対象とはできる。</text:span></text:p>
      <text:list xml:id="list728108250" text:style-name="L1">
        <text:list-item>
          <text:p text:style-name="P5"><draw:frame draw:style-name="fr1" draw:name="dummy" text:anchor-type="paragraph" svg:x="67.91mm" svg:y="-0.25mm" svg:width="35.42mm" svg:height="5.42mm" draw:z-index="0"><draw:text-box><text:p text:style-name="Frame_20_contents"><text:user-field-get text:name="field">abcdefg hijklmn opqrstu</text:user-field-get></text:p></draw:text-box></draw:frame>調整対象ではない枠</text:p>
        </text:list-item>
        <text:list-item>
          <text:p text:style-name="P2"><draw:frame draw:style-name="fr1" draw:name="dummy,s" text:anchor-type="paragraph" svg:x="67.91mm" svg:y="-0.05mm" svg:width="35.42mm" svg:height="4.74mm" draw:z-index="1"><draw:text-box><text:p text:style-name="P10"><text:user-field-get text:name="field">abcdefg hijklmn opqrstu</text:user-field-get></text:p></draw:text-box><svg:desc>spillfix</svg:desc></draw:frame>対象となる枠</text:p>
        </text:list-item>
        <text:list-item>
          <text:p text:style-name="P2"><draw:frame draw:style-name="fr2" draw:name="dummy2" text:anchor-type="paragraph" svg:x="65.79mm" svg:y="-0.32mm" svg:width="60.29mm" svg:height="5.42mm" draw:z-index="2"><draw:text-box><text:p text:style-name="P11">ほげほげ <text:user-field-get text:name="field">abcdefg hijklmn opqrstu</text:user-field-get></text:p></draw:text-box><svg:desc>spillfix</svg:desc></draw:frame>フィールド以外も含まれる枠</text:p>
        </text:list-item>
        <text:list-item>
          <text:p text:style-name="P2"><draw:frame draw:style-name="fr2" draw:name="dummy,half" text:anchor-type="paragraph" svg:x="68.17mm" svg:y="-0.85mm" svg:width="12.14mm" svg:height="5.42mm" draw:z-index="3"><draw:text-box><text:p text:style-name="P10"><text:user-field-get text:name="field">abcdefg hijklmn opqrstu</text:user-field-get></text:p></draw:text-box><svg:desc>spillfix</svg:desc></draw:frame>短い枠</text:p>
        </text:list-item>
        <text:list-item>
          <text:p text:style-name="P5"><draw:frame draw:style-name="fr3" draw:name="dummy3" text:anchor-type="paragraph" svg:x="67.91mm" svg:y="-0.34mm" svg:width="31.19mm" svg:height="5.42mm" draw:z-index="4"><draw:text-box><text:p text:style-name="P10"><text:user-field-get text:name="field">abcdefg hijklmn opqrstu</text:user-field-get></text:p></draw:text-box><svg:desc>spillfix:8</svg:desc></draw:frame>最小フォント指定をした枠</text:p>
        </text:list-item>
        <text:list-item>
          <text:p text:style-name="P5"><draw:frame draw:style-name="fr4" draw:name="TestFrame" text:anchor-type="paragraph" svg:x="67.63mm" svg:y="0.32mm" svg:width="74mm" svg:height="10.58mm" draw:z-index="5"><draw:text-box><text:p xml:id="id2168236450" text:style-name="P10"><draw:frame draw:style-name="fr8" draw:name="イメージ1" text:anchor-type="paragraph" svg:x="63.89mm" svg:y="0mm" svg:width="5.61mm" svg:height="5.36mm" draw:z-index="6"><draw:image xlink:href="Pictures/100002010000004300000040C448F4EF7DBE45C3.png" xlink:type="simple" xlink:show="embed" xlink:actuate="onLoad" loext:mime-type="image/png"/></draw:frame>ほげ: ふが<text:span text:style-name="T5">が</text:span> <text:span text:style-name="T2">abc </text:span><text:span text:style-name="T2"><text:user-field-get text:name="field">abcdefg hijklmn opqrstu</text:user-field-get></text:span><text:span text:style-name="T2"><text:s/></text:span></text:p><text:p xml:id="id3013683023" text:style-name="P10">第二</text:p></draw:text-box><svg:desc>spillfix</svg:desc></draw:frame>複数行(段落を含む枠)</text:p>
          <text:p text:style-name="P5"/>
        </text:list-item>
      </text:list>
      <text:p text:style-name="P1"/>
      <text:p text:style-name="P1">枠を枠内に入れて<text:span text:style-name="T10">、余地がないサンプル(外枠もサイズ固定)</text:span></text:p>
      <text:p text:style-name="P1"><draw:frame draw:style-name="fr7" draw:name="OuterFrame" text:anchor-type="paragraph" svg:x="32.14mm" svg:y="0.3mm" svg:width="81.17mm" svg:height="18.26mm" draw:z-index="7"><draw:text-box><draw:frame draw:style-name="fr5" draw:name="InnerFrame" text:anchor-type="frame" svg:x="5.86mm" svg:y="7.67mm" svg:width="74mm" svg:height="10.58mm" draw:z-index="8"><draw:text-box><text:p xml:id="id2239268105" text:style-name="Frame_20_contents"><draw:frame draw:style-name="fr8" draw:name="イメージ2" text:anchor-type="paragraph" svg:x="63.89mm" svg:y="0mm" svg:width="5.61mm" svg:height="5.36mm" draw:z-index="9"><draw:image xlink:href="Pictures/100002010000004300000040C448F4EF7DBE45C3.png" xlink:type="simple" xlink:show="embed" xlink:actuate="onLoad" loext:mime-type="image/png"/></draw:frame>ほげ: <text:span text:style-name="T3">ふが</text:span><text:span text:style-name="T4">が</text:span> <text:span text:style-name="T2">abc </text:span><text:span text:style-name="T2"><text:user-field-get text:name="field">abcdefg hijklmn opqrstu</text:user-field-get></text:span><text:span text:style-name="T2"><text:s/></text:span></text:p><text:p text:style-name="Frame_20_contents">第二</text:p></draw:text-box><svg:desc>spillfix</svg:desc></draw:frame><text:p text:style-name="Frame_20_contents"/></draw:text-box></draw:frame></text:p>
      <text:p text:style-name="P1"/>
      <text:p text:style-name="P1"/>
      <text:h text:style-name="P8" text:outline-level="2">コマンド行オプション</text:h>
      <text:p text:style-name="P7">--experimental-spillfix {1,2}</text:p>
      <text:p text:style-name="P6">枠のうち、「説明」に <text:span text:style-name="T12">spillfix[:FLOAT]</text:span>という文字列が含まれるものに対して、はみ出し調整を行なう。</text:p>
      <text:p text:style-name="P6">枠内の文字列のフォントサイズを少しずつ小さくしていき、枠からはみ出さないようにできるか試す。「説明」の所で、spillfix:4.5 などと指定すると、フォントサイズの最小値を4.5までとする。省略時のデフォルトは5である。</text:p>
      <text:p text:style-name="P6">コマンド行オプションのパラメータで2を指定すると、差し込みデータに対してはみ出さないようにできなかった枠があった場合、これに対応するPDFを出力せず、警告を出す。<text:span text:style-name="T15">1である場合、最小サイズまで縮小したものをともかくPDFに出力する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PA P明朝" svg:font-family="'IPA P明朝'"/>
    <style:font-face style:name="Noto Serif" svg:font-family="'Noto Serif'" style:font-family-generic="roman"/>
    <style:font-face style:name="FreeSans1" svg:font-family="FreeSans" style:font-family-generic="swiss"/>
    <style:font-face style:name="IPAゴシック" svg:font-family="IPAゴシック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erif" fo:font-size="10.5pt" fo:language="en" fo:country="US" style:letter-kerning="true" style:font-name-asian="IPA P明朝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Noto Serif" fo:font-size="10.5pt" fo:language="en" fo:country="US" style:letter-kerning="true" style:font-name-asian="IPA P明朝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Noto Serif" fo:font-family="'Noto Serif'" style:font-family-generic="roman" fo:font-size="14pt" style:font-name-asian="IPA P明朝" style:font-family-asian="'IPA P明朝'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="Noto Serif" fo:font-family="'Noto Serif'" style:font-family-generic="roman" fo:font-size="12pt" style:font-name-asian="IPA P明朝" style:font-family-asian="'IPA P明朝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Noto Serif" fo:font-family="'Noto Serif'" style:font-family-generic="roman" fo:font-size="12pt" fo:font-style="italic" style:font-name-asian="IPA P明朝" style:font-family-asian="'IPA P明朝'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" fo:font-family="'Noto Serif'" style:font-family-generic="roman" fo:font-size="12pt" style:font-name-asian="IPA P明朝" style:font-family-asian="'IPA P明朝'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21:50:47.463759390</meta:creation-date>
    <meta:editing-duration>P0D</meta:editing-duration>
    <meta:editing-cycles>1</meta:editing-cycles>
    <meta:generator>LibreOffice/6.1.5.2$Linux_X86_64 LibreOffice_project/10$Build-2</meta:generator>
    <meta:document-statistic meta:table-count="0" meta:image-count="2" meta:object-count="0" meta:page-count="1" meta:paragraph-count="29" meta:word-count="891" meta:character-count="1059" meta:non-whitespace-character-count="1039"/>
  </office:meta>
</office:document-meta>
</file>